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style:snap-to-layout-gri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fo:background-color="#ffff00" style:font-style-asian="italic" style:font-style-complex="italic"/>
    </style:style>
    <style:style style:name="P4" style:family="paragraph" style:parent-style-name="Standard">
      <style:paragraph-properties fo:margin-top="0.0835in" fo:margin-bottom="0.0835in" loext:contextual-spacing="false"/>
    </style:style>
    <style:style style:name="P5" style:family="paragraph" style:parent-style-name="Standard">
      <style:paragraph-properties fo:margin-top="0in" fo:margin-bottom="0.0835in" loext:contextual-spacing="false"/>
    </style:style>
    <style:style style:name="P6" style:family="paragraph" style:parent-style-name="Standard">
      <style:paragraph-properties fo:margin-top="0in" fo:margin-bottom="0.0835in" loext:contextual-spacing="false"/>
      <style:text-properties fo:font-size="10pt" fo:language="zxx" fo:country="none" style:font-size-asian="10pt" style:language-asian="zxx" style:country-asian="none"/>
    </style:style>
    <style:style style:name="P7" style:family="paragraph" style:parent-style-name="Standard">
      <style:paragraph-properties fo:margin-top="0in" fo:margin-bottom="0.0835in" loext:contextual-spacing="false"/>
      <style:text-properties officeooo:paragraph-rsid="00003fed"/>
    </style:style>
    <style:style style:name="P8" style:family="paragraph" style:parent-style-name="Standard">
      <style:paragraph-properties fo:margin-left="0.6252in" fo:margin-right="0in" fo:text-indent="0in" style:auto-text-indent="false"/>
    </style:style>
    <style:style style:name="P9" style:family="paragraph" style:parent-style-name="Standard">
      <style:paragraph-properties fo:margin-left="0.75in" fo:margin-right="0in" fo:text-indent="-0.5752in" style:auto-text-indent="false">
        <style:tab-stops>
          <style:tab-stop style:position="0.75in"/>
        </style:tab-stops>
      </style:paragraph-properties>
    </style:style>
    <style:style style:name="P10" style:family="paragraph" style:parent-style-name="Standard">
      <style:paragraph-properties fo:margin-left="0.1752in" fo:margin-right="0in" fo:text-indent="0in" style:auto-text-indent="false"/>
    </style:style>
    <style:style style:name="P11" style:family="paragraph" style:parent-style-name="Standard">
      <style:paragraph-properties fo:margin-left="1.3799in" fo:margin-right="0in" fo:text-indent="0in" style:auto-text-indent="false"/>
    </style:style>
    <style:style style:name="P12" style:family="paragraph" style:parent-style-name="Standard">
      <style:paragraph-properties fo:margin-top="0.0417in" fo:margin-bottom="0in" loext:contextual-spacing="false"/>
    </style:style>
    <style:style style:name="P13" style:family="paragraph" style:parent-style-name="Standard" style:list-style-name="WW8Num4"/>
    <style:style style:name="P14" style:family="paragraph" style:parent-style-name="Standard" style:list-style-name="WW8Num1"/>
    <style:style style:name="P15" style:family="paragraph" style:parent-style-name="Standard" style:list-style-name="WW8Num1">
      <style:paragraph-properties fo:margin-top="0in" fo:margin-bottom="0.0835in" loext:contextual-spacing="false"/>
    </style:style>
    <style:style style:name="P16" style:family="paragraph" style:parent-style-name="Standard" style:list-style-name="WW8Num6">
      <style:paragraph-properties fo:margin-top="0in" fo:margin-bottom="0.0835in" loext:contextual-spacing="false"/>
    </style:style>
    <style:style style:name="P17" style:family="paragraph" style:parent-style-name="Standard" style:list-style-name="WW8Num6">
      <style:paragraph-properties fo:margin-top="0in" fo:margin-bottom="0.0835in" loext:contextual-spacing="false"/>
      <style:text-properties officeooo:paragraph-rsid="000176ac"/>
    </style:style>
    <style:style style:name="P18" style:family="paragraph" style:parent-style-name="Standard" style:list-style-name="WW8Num1">
      <style:paragraph-properties fo:margin-left="0.75in" fo:margin-right="0in" fo:text-indent="-0.5752in" style:auto-text-indent="false">
        <style:tab-stops>
          <style:tab-stop style:position="0.75in"/>
        </style:tab-stops>
      </style:paragraph-properties>
    </style:style>
    <style:style style:name="P19" style:family="paragraph" style:parent-style-name="Standard" style:list-style-name="WW8Num6">
      <style:paragraph-properties fo:margin-left="1.5098in" fo:margin-right="0in" fo:text-indent="-0.1299in" style:auto-text-indent="false"/>
    </style:style>
    <style:style style:name="P20" style:family="paragraph" style:parent-style-name="Standard">
      <style:paragraph-properties fo:margin-top="0.0417in" fo:margin-bottom="0in" loext:contextual-spacing="false"/>
    </style:style>
    <style:style style:name="P21" style:family="paragraph" style:parent-style-name="Standard" style:list-style-name="WW8Num8">
      <style:paragraph-properties fo:margin-top="0.0417in" fo:margin-bottom="0in" loext:contextual-spacing="false"/>
    </style:style>
    <style:style style:name="P22" style:family="paragraph" style:parent-style-name="Standard" style:list-style-name="WW8Num1">
      <style:paragraph-properties fo:margin-top="0.0417in" fo:margin-bottom="0in" loext:contextual-spacing="false"/>
    </style:style>
    <style:style style:name="P23" style:family="paragraph" style:parent-style-name="Heading_20_1">
      <style:paragraph-properties fo:break-before="page"/>
    </style:style>
    <style:style style:name="P24" style:family="paragraph" style:parent-style-name="Heading_20_2">
      <style:paragraph-properties>
        <style:tab-stops>
          <style:tab-stop style:position="0.75in"/>
        </style:tab-stops>
      </style:paragraph-properties>
    </style:style>
    <style:style style:name="P25" style:family="paragraph" style:parent-style-name="Header" style:master-page-name="Standard">
      <style:paragraph-properties style:page-number="auto">
        <style:tab-stops/>
      </style:paragraph-properties>
    </style:style>
    <style:style style:name="P26" style:family="paragraph">
      <loext:graphic-properties draw:fill="none" draw:fill-color="#ffffff"/>
      <style:paragraph-properties fo:text-align="center" style:writing-mode="lr-tb"/>
      <style:text-properties fo:font-size="2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Courier New" style:font-name-complex="Courier New"/>
    </style:style>
    <style:style style:name="T4" style:family="text">
      <style:text-properties fo:font-size="14pt" fo:font-weight="bold" style:font-size-asian="14pt" style:font-weight-asian="bold" style:font-size-complex="14pt"/>
    </style:style>
    <style:style style:name="T5" style:family="text">
      <style:text-properties style:font-name="Courier New1"/>
    </style:style>
    <style:style style:name="T6" style:family="text">
      <style:text-properties style:font-name="Times New Roman" style:font-name-complex="Courier New"/>
    </style:style>
    <style:style style:name="T7" style:family="text">
      <style:text-properties officeooo:rsid="00003fed"/>
    </style:style>
    <style:style style:name="T8" style:family="text">
      <style:text-properties officeooo:rsid="00004c7d"/>
    </style:style>
    <style:style style:name="T9" style:family="text">
      <style:text-properties officeooo:rsid="000176ac"/>
    </style:style>
    <style:style style:name="T10" style:family="text">
      <style:text-properties officeooo:rsid="00039e57"/>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5-799 Linux</text:p>
      <text:p text:style-name="Standard">Lab Exercise #1 </text:p>
      <text:p text:style-name="P3"/>
      <text:p text:style-name="P2">Objectives for students:</text:p>
      <text:p text:style-name="Standard"/>
      <text:list xml:id="list523506369443681851" text:style-name="WW8Num4">
        <text:list-item>
          <text:p text:style-name="P13">Demonstrate competence in Unix user and administration commands.</text:p>
        </text:list-item>
      </text:list>
      <text:p text:style-name="Standard"/>
      <text:p text:style-name="P4">This is a graded lab assignment worth 15 points. </text:p>
      <text:p text:style-name="P4">If you do not already have some experience as a Unix user, you may need to do a fair amount of reading and experimenting to figure out how to do all the steps of the lab. The steps list the task to perform but not the specific command or syntax to do it. </text:p>
      <text:p text:style-name="P4">The lecture notes contain links to several Unix guides, tutorials, and quick references that can help you learn. Once you are comfortable with accomplishing all the tasks in the lab you will have reached at least a basic competency in working with a Linux system. You are not expected to finish it in class tonight. </text:p>
      <text:p text:style-name="P4">The final step of the assignment is to upload to Blackboard a text file containing a transcript of your use of the user and administration commands.</text:p>
      <text:p text:style-name="P7">You will need an installed Ubuntu virtual machine to complete this lab. You should have created that <text:line-break/>in Lab 0. </text:p>
      <text:p text:style-name="P6"><draw:line text:anchor-type="char" draw:z-index="0" draw:style-name="gr1" draw:text-style-name="P26" svg:x1="0in" svg:y1="0.1547in" svg:x2="7in" svg:y2="0.1547in"><text:p/></draw:line></text:p>
      <text:p text:style-name="P5"/>
      <text:p text:style-name="Standard"><text:span text:style-name="T2">Steps</text:span>:</text:p>
      <text:p text:style-name="Standard"/>
      <text:list xml:id="list6193480254564196153" text:style-name="WW8Num1">
        <text:list-item>
          <text:p text:style-name="P15">Boot or resume your Ubuntu virtual machine (VM).</text:p>
        </text:list-item>
        <text:list-item>
          <text:p text:style-name="P15">Verify network connectivity within the virtual machine by browsing to blackboard.andrew.cmu.edu. Use the Firefox browser, which you can start by clicking the Firefox icon on the Launcher panel on the left edge of the screen. You will need a working network to submit your lab to Blackboard. See forums/TA if you have networking issues with your VM. </text:p>
        </text:list-item>
        <text:list-item>
          <text:p text:style-name="P15">Open a shell (command prompt) window via the Dash icon and typing “Terminal”.</text:p>
        </text:list-item>
        <text:list-item>
          <text:p text:style-name="P15">If you aren’t already familiar with vi, install and run the vimtutor tutorial file by typing:<text:line-break/><text:span text:style-name="T3">sudo apt-get install vim-runtime vim</text:span><text:line-break/>at a Terminal prompt. The password is asks for is your normal user password. Press Enter at they “Y/n” prompt <text:span text:style-name="T7">if prompted.</text:span> We’ll explain what apt-get does in Lecture 4. Now type “<text:span text:style-name="T3">vimtutor</text:span>” to launch the tutorial and work through it.</text:p>
        </text:list-item>
        <text:list-item>
          <text:p text:style-name="P15">Go through the file/directory/shell, vi, and administration steps listed below. You may need to refer to the Unix tutorials and quick references to select the right command. Once you are comfortable doing them without many errors go to step 6.</text:p>
        </text:list-item>
      </text:list>
      <text:p text:style-name="P5"/>
      <text:h text:style-name="P23" text:outline-level="1">File/Directory/Shell Commands</text:h>
      <text:p text:style-name="P8"/>
      <text:list xml:id="list214431639521279" text:continue-numbering="true" text:style-name="WW8Num1">
        <text:list-item>
          <text:list>
            <text:list-item>
              <text:p text:style-name="P18">Change to the <text:span text:style-name="T3">/tmp</text:span> directory.</text:p>
            </text:list-item>
            <text:list-item>
              <text:p text:style-name="P18">Create a new directory, naming it the same as your Andrew <text:span text:style-name="T2">userid </text:span>(without the @andrew.cmu.edu part).</text:p>
            </text:list-item>
            <text:list-item>
              <text:p text:style-name="P18">Change to that directory.</text:p>
            </text:list-item>
            <text:list-item>
              <text:p text:style-name="P18"><text:span text:style-name="T1">Without</text:span> using an editor program, create a file called <text:span text:style-name="T3">sample.txt</text:span>, containing a few lines of whatever text you want. <text:s/>Hint: if using the <text:span text:style-name="T3">cat</text:span> command, use Ctrl-D on a line by itself to conclude input.</text:p>
            </text:list-item>
            <text:list-item>
              <text:p text:style-name="P18">Display the contents of the file.</text:p>
            </text:list-item>
            <text:list-item>
              <text:p text:style-name="P18">Copy it to <text:span text:style-name="T3">sample2.txt</text:span>.</text:p>
            </text:list-item>
            <text:list-item>
              <text:p text:style-name="P18">Rename <text:span text:style-name="T3">sample.txt</text:span> to <text:span text:style-name="T3">old.txt</text:span>.</text:p>
            </text:list-item>
            <text:list-item>
              <text:p text:style-name="P18">List the files in the directory.</text:p>
            </text:list-item>
            <text:list-item>
              <text:p text:style-name="P18">Show the access permissions of the files in the directory.</text:p>
            </text:list-item>
            <text:list-item>
              <text:p text:style-name="P18">Change the access permissions of <text:span text:style-name="T3">old.txt</text:span> so it is readable only by you and no-one else.</text:p>
            </text:list-item>
            <text:list-item>
              <text:p text:style-name="P18">Delete <text:span text:style-name="T3">old.txt</text:span>.</text:p>
            </text:list-item>
            <text:list-item>
              <text:p text:style-name="P18">Change back to the <text:span text:style-name="T3">/tmp</text:span> directory.</text:p>
            </text:list-item>
            <text:list-item>
              <text:p text:style-name="P18">Delete the <text:span text:style-name="T2">userid </text:span>directory you created in step 3.2.</text:p>
            </text:list-item>
            <text:list-item>
              <text:p text:style-name="P18">Change to the <text:span text:style-name="T3">/var/log</text:span> directory. </text:p>
            </text:list-item>
            <text:list-item>
              <text:p text:style-name="P18">Display the name of the current directory. </text:p>
            </text:list-item>
            <text:list-item>
              <text:p text:style-name="P18">Display the system documentation page for the <text:span text:style-name="T3">ls</text:span> command, so you can see what the command line options for <text:span text:style-name="T3">ls</text:span> are.</text:p>
            </text:list-item>
            <text:list-item>
              <text:p text:style-name="P18">Determine which log file has changed most recently by sorting the file list by date. </text:p>
            </text:list-item>
            <text:list-item>
              <text:p text:style-name="P18">Display the last 10 lines of that file (if <text:span text:style-name="T5">wtmp</text:span> was most recent, use the next file instead).</text:p>
            </text:list-item>
            <text:list-item>
              <text:p text:style-name="P18"><text:span text:style-name="T1">Without changing directories</text:span>, list all the files in <text:span text:style-name="T3">/etc</text:span> that end with “<text:span text:style-name="T3">.conf</text:span>”.</text:p>
            </text:list-item>
            <text:list-item>
              <text:p text:style-name="P18">Display the contents of the <text:span text:style-name="T3">/etc/login.defs</text:span> file one page at a time.</text:p>
            </text:list-item>
            <text:list-item>
              <text:p text:style-name="P18">Display all lines in the <text:span text:style-name="T3">/etc/login.defs</text:span> file containing the string “PASS”.</text:p>
            </text:list-item>
            <text:list-item>
              <text:p text:style-name="P18">Re-execute the previous step, redirecting the output into a new file <text:span text:style-name="T3">/tmp/list</text:span>.</text:p>
            </text:list-item>
            <text:list-item>
              <text:p text:style-name="P18">Determine how many lines long <text:span text:style-name="T3">/etc/login.defs</text:span> is.</text:p>
            </text:list-item>
            <text:list-item>
              <text:p text:style-name="P18">Display the directory locations of all files on the system containing “<text:span text:style-name="T3">sources.list</text:span>” in their name.</text:p>
            </text:list-item>
            <text:list-item>
              <text:p text:style-name="P18">Set a new environment variable named ANDREWID to contain your <text:span text:style-name="T2">userid</text:span>.</text:p>
            </text:list-item>
            <text:list-item>
              <text:p text:style-name="P18">Display the value of that variable.</text:p>
            </text:list-item>
            <text:list-item>
              <text:p text:style-name="P18">Start the <text:span text:style-name="T3">xeyes</text:span> program as a shell background job (i.e. you get your prompt back).</text:p>
            </text:list-item>
            <text:list-item>
              <text:p text:style-name="P18">Display the list of running shell jobs (this is separate from the normal system process list and should show only <text:span text:style-name="T3">xeyes</text:span> at this point).</text:p>
            </text:list-item>
          </text:list>
        </text:list-item>
      </text:list>
      <text:h text:style-name="P24" text:outline-level="2"/>
      <text:h text:style-name="P24" text:outline-level="2">System Administration Commands</text:h>
      <text:p text:style-name="P9"/>
      <text:list xml:id="list214430332442096" text:continue-numbering="true" text:style-name="WW8Num1">
        <text:list-item>
          <text:list>
            <text:list-item>
              <text:p text:style-name="P18">Display a list of <text:span text:style-name="T2">all</text:span> processes (owned by any user, not just you), including daemon/server processes.</text:p>
            </text:list-item>
            <text:list-item>
              <text:p text:style-name="P18">Display a list of all the processes containing the string “<text:span text:style-name="T3">gnome</text:span>”.</text:p>
            </text:list-item>
            <text:list-item>
              <text:p text:style-name="P18">Determine the process ID of the <text:span text:style-name="T3">xeyes</text:span> program.</text:p>
            </text:list-item>
            <text:list-item>
              <text:p text:style-name="P18">Terminate the <text:span text:style-name="T3">xeyes</text:span> program via the command line.</text:p>
            </text:list-item>
            <text:list-item>
              <text:p text:style-name="P18">Display the currently mounted filesystems along with how much disk space remains in each.</text:p>
            </text:list-item>
            <text:list-item>
              <text:p text:style-name="P18">Display the current settings (including IP address) for all of your network interface(s).</text:p>
            </text:list-item>
            <text:list-item>
              <text:p text:style-name="P18">Attempt to display the contents of the /etc/shadow file</text:p>
            </text:list-item>
            <text:list-item>
              <text:p text:style-name="P18">Try again, temporarily using “root” user privileges. (see “ubuntu <text:span text:style-name="T7">tips</text:span>” in class slides)</text:p>
            </text:list-item>
          </text:list>
        </text:list-item>
      </text:list>
      <text:h text:style-name="P24" text:outline-level="2"><text:soft-page-break/></text:h>
      <text:h text:style-name="P24" text:outline-level="2">VI</text:h>
      <text:p text:style-name="Standard"/>
      <text:list xml:id="list214430610672488" text:continue-numbering="true" text:style-name="WW8Num1">
        <text:list-item>
          <text:list>
            <text:list-item>
              <text:p text:style-name="P18">Using <text:span text:style-name="T3">vi</text:span>, edit the <text:span text:style-name="T3">/tmp/list</text:span> file from step 5.22 and change the setting of PASS_WARN_AGE to 100.</text:p>
            </text:list-item>
            <text:list-item>
              <text:p text:style-name="P18">Save the file and exit <text:span text:style-name="T3">vi</text:span>. </text:p>
            </text:list-item>
            <text:list-item>
              <text:p text:style-name="P18">Display the first 6 lines of the <text:span text:style-name="T3">/tmp/list</text:span> file to verify the file saved correctly.</text:p>
            </text:list-item>
          </text:list>
        </text:list-item>
      </text:list>
      <text:p text:style-name="P10"/>
      <text:p text:style-name="P10"/>
      <text:list xml:id="list214431341472994" text:continue-numbering="true" text:style-name="WW8Num1">
        <text:list-item>
          <text:p text:style-name="P14">Once you are comfortable performing all of Step 5, issue the command <text:line-break/>“<text:span text:style-name="T3">script ~/</text:span><text:span text:style-name="T2">userid</text:span><text:span text:style-name="T3">-log.txt</text:span>”. This will create a running log of everything that is typed and displayed in the shell window. The file will be in your user’s home directory (that’s what the <text:span text:style-name="T4">~</text:span> means). </text:p>
        </text:list-item>
      </text:list>
      <text:list xml:id="list8150591786320473968" text:style-name="WW8Num6">
        <text:list-item>
          <text:list>
            <text:list-item>
              <text:p text:style-name="P16">The command prompt and the “<text:span text:style-name="T3">ls</text:span>” command use special control sequences for positioning and color highlighting. These must be disabled after starting <text:span text:style-name="T3">script</text:span>, otherwise the log file will be full of garbled characters and it will be very hard to grade your assignment.</text:p>
              <text:list>
                <text:list-item>
                  <text:p text:style-name="P19">Execute the command “<text:span text:style-name="T3">PS1='[\T]\u@\h:\w\$ '</text:span>” to disable the prompt highlighting.</text:p>
                </text:list-item>
                <text:list-item>
                  <text:p text:style-name="P19">Execute the command “<text:span text:style-name="T3">unalias ls grep</text:span>” to disable the color highlighting in <text:span text:style-name="T3">ls </text:span><text:span text:style-name="T6">and </text:span><text:span text:style-name="T3">grep</text:span><text:span text:style-name="T6">.</text:span></text:p>
                </text:list-item>
              </text:list>
            </text:list-item>
          </text:list>
        </text:list-item>
      </text:list>
      <text:p text:style-name="P11"/>
      <text:list xml:id="list214431766201797" text:continue-numbering="true" text:style-name="WW8Num6">
        <text:list-item>
          <text:list>
            <text:list-item>
              <text:p text:style-name="P16">Redo all of Step 5 above with no more than five <text:span text:style-name="T8">lines having </text:span>errors, letting the “<text:span text:style-name="T3">script</text:span>” command capture all the output into the log file. </text:p>
            </text:list-item>
            <text:list-item>
              <text:p text:style-name="P17">Try to minimize your use of the arrow keys, since this generates control sequences that garble up the log file. </text:p>
            </text:list-item>
            <text:list-item>
              <text:p text:style-name="P17"><text:span text:style-name="T9">Press Enter twice at the end of each command instead of once, in order to p</text:span>ut one extra line between <text:span text:style-name="T9">them</text:span> for greater readability. </text:p>
            </text:list-item>
            <text:list-item>
              <text:p text:style-name="P16">When you are finished type “<text:span text:style-name="T3">exit</text:span>” to stop logging and close the log file.</text:p>
            </text:list-item>
            <text:list-item>
              <text:p text:style-name="P16">If you wish you can review the contents of the log file; it is normal text except that backspaces, cursor movement, and vi sessions will appear as garbled characters.</text:p>
            </text:list-item>
          </text:list>
        </text:list-item>
      </text:list>
      <text:list xml:id="list214430419292597" text:continue-list="list214431341472994" text:style-name="WW8Num1">
        <text:list-item>
          <text:p text:style-name="P15">Still within the VM, upload the file to Blackboard via the “Browse my computer” file upload button in the Lab's page in the Lab Exercises folder.</text:p>
        </text:list-item>
      </text:list>
      <text:list xml:id="list4103433923915600137" text:style-name="WW8Num8">
        <text:list-item>
          <text:p text:style-name="P21">Start the Firefox web browser (click on the Firefox icon on the Launcher panel on the left edge of the screen). Log into your Blackboard account.</text:p>
        </text:list-item>
        <text:list-item>
          <text:p text:style-name="P21">Go to Course Documents-&gt;Lab Exercises.</text:p>
        </text:list-item>
        <text:list-item>
          <text:p text:style-name="P21">Click on the Lab 1 link.</text:p>
        </text:list-item>
        <text:list-item>
          <text:p text:style-name="P21">Press the “Browse my computer” button; browse to your Ubuntu home directory and select your <text:span text:style-name="T2">userid</text:span><text:span text:style-name="T3">-log.txt</text:span> file.</text:p>
        </text:list-item>
        <text:list-item>
          <text:p text:style-name="P21">Click Submit.</text:p>
        </text:list-item>
      </text:list>
      <text:p text:style-name="P12"/>
      <text:p text:style-name="P12"/>
      <text:list xml:id="list214430918919647" text:continue-list="list214430419292597" text:style-name="WW8Num1">
        <text:list-item>
          <text:p text:style-name="P22">This concludes the Lab exercise.</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3752in" fo:margin-right="0in" fo:margin-top="0in" fo:margin-bottom="0in" loext:contextual-spacing="false" fo:text-indent="0in" style:auto-text-indent="false" fo:keep-with-next="always"/>
      <style:text-properties style:text-underline-style="solid" style:text-underline-width="auto" style:text-underline-color="font-color"/>
    </style:style>
    <style:style style:name="Heading_20_2" style:display-name="Heading 2" style:family="paragraph" style:parent-style-name="Standard" style:next-style-name="Standard" style:default-outline-level="2" style:class="text">
      <style:paragraph-properties fo:keep-with-next="always"/>
      <style:text-properties style:text-underline-style="solid" style:text-underline-width="auto" style:text-underline-color="font-color"/>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9z4" style:family="text">
      <style:text-properties style:font-name="Courier New" fo:font-family="'Courier New'" style:font-family-generic="modern"/>
    </style:style>
    <style:style style:name="WW8Num9z5"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4" text:style-name="WW8Num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5"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4"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125in" table:align="left" style:writing-mode="lr-tb"/>
    </style:style>
    <style:style style:name="Table1.A" style:family="table-column">
      <style:table-column-properties style:column-width="2.6354in"/>
    </style:style>
    <style:style style:name="Table1.B" style:family="table-column">
      <style:table-column-properties style:column-width="2.4896in"/>
    </style:style>
    <style:style style:name="Table1.1" style:family="table-row">
      <style:table-row-properties style:min-row-height="0.0694in"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Footer">
      <style:paragraph-properties style:snap-to-layout-grid="false"/>
    </style:style>
    <style:page-layout style:name="Mpm1">
      <style:page-layout-properties fo:page-width="8.5in" fo:page-height="11in" style:num-format="1" style:print-orientation="portrait" fo:margin-top="0.5in" fo:margin-bottom="0.2in" fo:margin-left="0.6in" fo:margin-right="0.6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161in" style:dynamic-spacing="true"/>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0.7in" fo:margin-bottom="0.5in" fo:margin-left="0.6in" fo:margin-right="0.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MP1"><text:s/>95-799 Lab 1</text:p>
            </table:table-cell>
            <table:table-cell table:style-name="Table1.A1" office:value-type="string">
              <text:p text:style-name="MP1">Page <text:page-number text:select-page="current">2</text:page-number> of <text:page-count style:num-format="1">3</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91-811 Local Area Networks</dc:title>
    <meta:initial-creator>a</meta:initial-creator>
    <meta:creation-date>2007-03-28T16:33:00</meta:creation-date>
    <dc:creator>Dennis Moul</dc:creator>
    <dc:date>2016-03-22T21:44:30.089000000</dc:date>
    <meta:print-date>2009-01-20T16:17:00</meta:print-date>
    <meta:editing-cycles>38</meta:editing-cycles>
    <meta:editing-duration>P1DT16H50M22S</meta:editing-duration>
    <meta:generator>LibreOffice/5.0.2.2$Windows_x86 LibreOffice_project/37b43f919e4de5eeaca9b9755ed688758a8251fe</meta:generator>
    <meta:document-statistic meta:table-count="1" meta:image-count="0" meta:object-count="0" meta:page-count="3" meta:paragraph-count="75" meta:word-count="1192" meta:character-count="6865" meta:non-whitespace-character-count="5791"/>
  </office:meta>
</office:document-meta>
</file>